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ro" fo:country="R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ans1" fo:font-size="11pt" style:font-size-asian="11pt" style:font-size-complex="11pt"/>
    </style:style>
    <style:style style:name="ce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ro" fo:country="RO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CALFOAIE</text:p>
          </table:table-cell>
          <table:table-cell table:style-name="ce3" office:value-type="string" calcext:value-type="string">
            <text:p>ALEXANDRU-IOAN</text:p>
          </table:table-cell>
          <table:table-cell table:style-name="ce7" office:value-type="string" calcext:value-type="string" table:number-columns-spanned="1" table:number-rows-spanned="10">
            <text:p>18:0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RCIRE</text:p>
          </table:table-cell>
          <table:table-cell table:style-name="ce3" office:value-type="string" calcext:value-type="string">
            <text:p>CLAUDIU-FLORIN</text:p>
          </table:table-cell>
          <table:covered-table-cell table:style-name="ce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RTENI</text:p>
          </table:table-cell>
          <table:table-cell table:style-name="ce3" office:value-type="string" calcext:value-type="string">
            <text:p>ALEXANDRA-VASILICA</text:p>
          </table:table-cell>
          <table:covered-table-cell table:style-name="ce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CIU</text:p>
          </table:table-cell>
          <table:table-cell table:style-name="ce3" office:value-type="string" calcext:value-type="string">
            <text:p>SORIN</text:p>
          </table:table-cell>
          <table:covered-table-cell table:style-name="ce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TINCU</text:p>
          </table:table-cell>
          <table:table-cell table:style-name="ce3" office:value-type="string" calcext:value-type="string">
            <text:p>PETRU-GABRIEL</text:p>
          </table:table-cell>
          <table:covered-table-cell table:style-name="ce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BULIGA</text:p>
          </table:table-cell>
          <table:table-cell table:style-name="ce3" office:value-type="string" calcext:value-type="string">
            <text:p>CARMEN</text:p>
          </table:table-cell>
          <table:covered-table-cell table:style-name="ce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URLACU</text:p>
          </table:table-cell>
          <table:table-cell table:style-name="ce3" office:value-type="string" calcext:value-type="string">
            <text:p>CODRIN</text:p>
          </table:table-cell>
          <table:covered-table-cell table:style-name="ce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UZATU</text:p>
          </table:table-cell>
          <table:table-cell table:style-name="ce3" office:value-type="string" calcext:value-type="string">
            <text:p>ALEXANDRU</text:p>
          </table:table-cell>
          <table:covered-table-cell table:style-name="ce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UZATU</text:p>
          </table:table-cell>
          <table:table-cell table:style-name="ce3" office:value-type="string" calcext:value-type="string">
            <text:p>LAURENTIU-PETRICA</text:p>
          </table:table-cell>
          <table:covered-table-cell table:style-name="ce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COJOCARIU</text:p>
          </table:table-cell>
          <table:table-cell table:style-name="ce3" office:value-type="string" calcext:value-type="string">
            <text:p>DAN</text:p>
          </table:table-cell>
          <table:covered-table-cell table:style-name="ce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GHIMPU</text:p>
          </table:table-cell>
          <table:table-cell table:style-name="ce4" office:value-type="string" calcext:value-type="string">
            <text:p>THEODOR</text:p>
          </table:table-cell>
          <table:table-cell table:style-name="ce7" office:value-type="string" calcext:value-type="string" table:number-columns-spanned="1" table:number-rows-spanned="10">
            <text:p>18:4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IACOB</text:p>
          </table:table-cell>
          <table:table-cell table:style-name="ce3" office:value-type="string" calcext:value-type="string">
            <text:p>GEORGIANA-MONICA</text:p>
          </table:table-cell>
          <table:covered-table-cell table:style-name="ce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IRIMIA</text:p>
          </table:table-cell>
          <table:table-cell table:style-name="ce4" office:value-type="string" calcext:value-type="string">
            <text:p>IONELA</text:p>
          </table:table-cell>
          <table:covered-table-cell table:style-name="ce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IVANESCU</text:p>
          </table:table-cell>
          <table:table-cell table:style-name="ce3" office:value-type="string" calcext:value-type="string">
            <text:p>ADELINA-LOREDANA</text:p>
          </table:table-cell>
          <table:covered-table-cell table:style-name="ce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MAHU</text:p>
          </table:table-cell>
          <table:table-cell table:style-name="ce3" office:value-type="string" calcext:value-type="string">
            <text:p>ALEXANDRU-GABRIEL</text:p>
          </table:table-cell>
          <table:covered-table-cell table:style-name="ce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LITARU</text:p>
          </table:table-cell>
          <table:table-cell table:style-name="ce3" office:value-type="string" calcext:value-type="string">
            <text:p>ANDREEA-VALENTINA</text:p>
          </table:table-cell>
          <table:covered-table-cell table:style-name="ce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NASTASA</text:p>
          </table:table-cell>
          <table:table-cell table:style-name="ce3" office:value-type="string" calcext:value-type="string">
            <text:p>MARIUS-ALEXANDRU</text:p>
          </table:table-cell>
          <table:covered-table-cell table:style-name="ce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NICORICI</text:p>
          </table:table-cell>
          <table:table-cell table:style-name="ce5" office:value-type="string" calcext:value-type="string">
            <text:p>IULIA</text:p>
          </table:table-cell>
          <table:covered-table-cell table:style-name="ce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ONICA</text:p>
          </table:table-cell>
          <table:table-cell table:style-name="ce3" office:value-type="string" calcext:value-type="string">
            <text:p>IULIA-PETRONELA</text:p>
          </table:table-cell>
          <table:covered-table-cell table:style-name="ce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PAVEL</text:p>
          </table:table-cell>
          <table:table-cell table:style-name="ce3" office:value-type="string" calcext:value-type="string">
            <text:p>IRINA</text:p>
          </table:table-cell>
          <table:covered-table-cell table:style-name="ce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ECHEANU</text:p>
          </table:table-cell>
          <table:table-cell table:style-name="ce4" office:value-type="string" calcext:value-type="string">
            <text:p>ANDREI</text:p>
          </table:table-cell>
          <table:table-cell table:style-name="ce7" office:value-type="string" calcext:value-type="string" table:number-columns-spanned="1" table:number-rows-spanned="10">
            <text:p>19: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PÎRLEA</text:p>
          </table:table-cell>
          <table:table-cell table:style-name="ce3" office:value-type="string" calcext:value-type="string">
            <text:p>ANDREI</text:p>
          </table:table-cell>
          <table:covered-table-cell table:style-name="ce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POGOREANU</text:p>
          </table:table-cell>
          <table:table-cell table:style-name="ce3" office:value-type="string" calcext:value-type="string">
            <text:p>RARES</text:p>
          </table:table-cell>
          <table:covered-table-cell table:style-name="ce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PUSCASU</text:p>
          </table:table-cell>
          <table:table-cell table:style-name="ce3" office:value-type="string" calcext:value-type="string">
            <text:p>CRISTIAN</text:p>
          </table:table-cell>
          <table:covered-table-cell table:style-name="ce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SACALIUC</text:p>
          </table:table-cell>
          <table:table-cell table:style-name="ce3" office:value-type="string" calcext:value-type="string">
            <text:p>THEODOR-STEFAN</text:p>
          </table:table-cell>
          <table:covered-table-cell table:style-name="ce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SAUCIUC</text:p>
          </table:table-cell>
          <table:table-cell table:style-name="ce3" office:value-type="string" calcext:value-type="string">
            <text:p>TUDOR-GEORGE</text:p>
          </table:table-cell>
          <table:covered-table-cell table:style-name="ce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SCURTU</text:p>
          </table:table-cell>
          <table:table-cell table:style-name="ce3" office:value-type="string" calcext:value-type="string">
            <text:p>CRISTINA-IULIA</text:p>
          </table:table-cell>
          <table:covered-table-cell table:style-name="ce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SPATARU</text:p>
          </table:table-cell>
          <table:table-cell table:style-name="ce3" office:value-type="string" calcext:value-type="string">
            <text:p>ANDREI-FANEL</text:p>
          </table:table-cell>
          <table:covered-table-cell table:style-name="ce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TAN</text:p>
          </table:table-cell>
          <table:table-cell table:style-name="ce4" office:value-type="string" calcext:value-type="string">
            <text:p>IOAN FELIX</text:p>
          </table:table-cell>
          <table:covered-table-cell table:style-name="ce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VLADUT</text:p>
          </table:table-cell>
          <table:table-cell table:style-name="ce3" office:value-type="string" calcext:value-type="string">
            <text:p>IOAN-TUDOR</text:p>
          </table:table-cell>
          <table:covered-table-cell table:style-name="ce8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8-01-05T13:08:21.182176734</meta:creation-date>
    <dc:date>2018-01-05T13:24:45.636649667</dc:date>
    <dc:creator>Nic </dc:creator>
    <meta:editing-duration>PT6M14S</meta:editing-duration>
    <meta:editing-cycles>1</meta:editing-cycles>
    <meta:document-statistic meta:table-count="1" meta:cell-count="94" meta:object-count="0"/>
    <meta:generator>LibreOffice/5.2.7.2$Linux_x86 LibreOffice_project/20m0$Build-2</meta:generator>
  </office:meta>
</office:document-meta>
</file>